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Monospace" officeooo:rsid="0011af51" officeooo:paragraph-rsid="0011af51"/>
    </style:style>
    <style:style style:name="P2" style:family="paragraph" style:parent-style-name="Standard">
      <style:text-properties style:font-name="Monospace" style:text-underline-style="solid" style:text-underline-width="auto" style:text-underline-color="font-color" officeooo:rsid="0011af51" officeooo:paragraph-rsid="0011af51"/>
    </style:style>
    <style:style style:name="P3" style:family="paragraph" style:parent-style-name="Standard">
      <style:text-properties style:font-name="Monospace" style:text-underline-style="solid" style:text-underline-width="auto" style:text-underline-color="font-color" officeooo:rsid="00121f59" officeooo:paragraph-rsid="00121f59"/>
    </style:style>
    <style:style style:name="P4" style:family="paragraph" style:parent-style-name="Standard">
      <style:text-properties style:font-name="Monospace" style:text-underline-style="solid" style:text-underline-width="auto" style:text-underline-color="font-color" officeooo:rsid="00121f59" officeooo:paragraph-rsid="001373e1"/>
    </style:style>
    <style:style style:name="P5" style:family="paragraph" style:parent-style-name="Standard">
      <style:text-properties style:font-name="Monospace" style:text-underline-style="solid" style:text-underline-width="auto" style:text-underline-color="font-color" officeooo:rsid="00151d0e" officeooo:paragraph-rsid="00151d0e"/>
    </style:style>
    <style:style style:name="P6" style:family="paragraph" style:parent-style-name="Standard">
      <style:text-properties style:font-name="Monospace" style:text-underline-style="solid" style:text-underline-width="auto" style:text-underline-color="font-color" officeooo:rsid="00190a29" officeooo:paragraph-rsid="00190a29"/>
    </style:style>
    <style:style style:name="P7" style:family="paragraph" style:parent-style-name="Standard">
      <style:text-properties style:font-name="Monospace" style:text-underline-style="solid" style:text-underline-width="auto" style:text-underline-color="font-color" officeooo:rsid="0019bd68" officeooo:paragraph-rsid="0019bd68"/>
    </style:style>
    <style:style style:name="P8" style:family="paragraph" style:parent-style-name="Standard">
      <style:text-properties style:font-name="Monospace" style:text-underline-style="solid" style:text-underline-width="auto" style:text-underline-color="font-color" officeooo:rsid="001b0de2" officeooo:paragraph-rsid="001b0de2"/>
    </style:style>
    <style:style style:name="P9" style:family="paragraph" style:parent-style-name="Standard">
      <style:text-properties style:font-name="Monospace" style:text-underline-style="none" officeooo:rsid="0011af51" officeooo:paragraph-rsid="0011af51"/>
    </style:style>
    <style:style style:name="P10" style:family="paragraph" style:parent-style-name="Standard">
      <style:text-properties style:font-name="Monospace" style:text-underline-style="none" officeooo:rsid="00121f59" officeooo:paragraph-rsid="00121f59"/>
    </style:style>
    <style:style style:name="P11" style:family="paragraph" style:parent-style-name="Standard">
      <style:text-properties style:font-name="Monospace" style:text-underline-style="none" officeooo:rsid="00121f59" officeooo:paragraph-rsid="001373e1"/>
    </style:style>
    <style:style style:name="P12" style:family="paragraph" style:parent-style-name="Standard">
      <style:text-properties style:font-name="Monospace" style:text-underline-style="none" officeooo:rsid="001373e1" officeooo:paragraph-rsid="001373e1"/>
    </style:style>
    <style:style style:name="P13" style:family="paragraph" style:parent-style-name="Standard">
      <style:text-properties style:font-name="Monospace" style:text-underline-style="none" officeooo:rsid="001439f3" officeooo:paragraph-rsid="001439f3"/>
    </style:style>
    <style:style style:name="P14" style:family="paragraph" style:parent-style-name="Standard">
      <style:text-properties style:font-name="Monospace" style:text-underline-style="none" officeooo:rsid="00151d0e" officeooo:paragraph-rsid="00151d0e"/>
    </style:style>
    <style:style style:name="P15" style:family="paragraph" style:parent-style-name="Standard">
      <style:text-properties style:font-name="Monospace" style:text-underline-style="none" officeooo:rsid="0015f6a3" officeooo:paragraph-rsid="0015f6a3"/>
    </style:style>
    <style:style style:name="P16" style:family="paragraph" style:parent-style-name="Standard">
      <style:text-properties style:font-name="Monospace" style:text-underline-style="none" officeooo:rsid="0016b86d" officeooo:paragraph-rsid="0016b86d"/>
    </style:style>
    <style:style style:name="P17" style:family="paragraph" style:parent-style-name="Standard">
      <style:text-properties style:font-name="Monospace" style:text-underline-style="none" officeooo:rsid="0018800d" officeooo:paragraph-rsid="0018800d"/>
    </style:style>
    <style:style style:name="P18" style:family="paragraph" style:parent-style-name="Standard">
      <style:text-properties style:font-name="Monospace" style:text-underline-style="none" officeooo:rsid="00190a29" officeooo:paragraph-rsid="00190a29"/>
    </style:style>
    <style:style style:name="P19" style:family="paragraph" style:parent-style-name="Standard">
      <style:text-properties style:font-name="Monospace" style:text-underline-style="none" officeooo:rsid="0019bd68" officeooo:paragraph-rsid="0019bd68"/>
    </style:style>
    <style:style style:name="P20" style:family="paragraph" style:parent-style-name="Standard">
      <style:text-properties style:font-name="Monospace" style:text-underline-style="none" officeooo:rsid="001b0de2" officeooo:paragraph-rsid="001b0de2"/>
    </style:style>
    <style:style style:name="P21" style:family="paragraph" style:parent-style-name="Standard">
      <style:text-properties style:font-name="Monospace" fo:font-style="normal" style:text-underline-style="solid" style:text-underline-width="auto" style:text-underline-color="font-color" officeooo:rsid="0015f6a3" officeooo:paragraph-rsid="0015f6a3" style:font-style-asian="normal" style:font-style-complex="normal"/>
    </style:style>
    <style:style style:name="P22" style:family="paragraph" style:parent-style-name="Standard">
      <style:text-properties style:font-name="Monospace" fo:font-style="normal" style:text-underline-style="solid" style:text-underline-width="auto" style:text-underline-color="font-color" officeooo:rsid="0018800d" officeooo:paragraph-rsid="0018800d" style:font-style-asian="normal" style:font-style-complex="normal"/>
    </style:style>
    <style:style style:name="P23" style:family="paragraph" style:parent-style-name="Standard">
      <style:text-properties style:font-name="Monospace" fo:font-style="normal" style:text-underline-style="none" officeooo:rsid="0015f6a3" officeooo:paragraph-rsid="0015f6a3" style:font-style-asian="normal" style:font-style-complex="normal"/>
    </style:style>
    <style:style style:name="P24" style:family="paragraph" style:parent-style-name="Standard">
      <style:text-properties style:font-name="Monospace" fo:font-style="normal" style:text-underline-style="none" officeooo:rsid="0016b86d" officeooo:paragraph-rsid="0016b86d" style:font-style-asian="normal" style:font-style-complex="normal"/>
    </style:style>
    <style:style style:name="P25" style:family="paragraph" style:parent-style-name="Standard">
      <style:text-properties style:font-name="Monospace" fo:font-style="normal" style:text-underline-style="none" officeooo:rsid="0018800d" officeooo:paragraph-rsid="0018800d" style:font-style-asian="normal" style:font-style-complex="normal"/>
    </style:style>
    <style:style style:name="T1" style:family="text">
      <style:text-properties officeooo:rsid="00121f59"/>
    </style:style>
    <style:style style:name="T2" style:family="text">
      <style:text-properties officeooo:rsid="001373e1"/>
    </style:style>
    <style:style style:name="T3" style:family="text">
      <style:text-properties officeooo:rsid="001439f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8800d"/>
    </style:style>
    <style:style style:name="T6" style:family="text">
      <style:text-properties officeooo:rsid="00190a29"/>
    </style:style>
    <style:style style:name="T7" style:family="text">
      <style:text-properties officeooo:rsid="0019bd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s are mutable. Strings <text:span text:style-name="T1">and Tuples </text:span>are IMMUTABLE.</text:p>
      <text:p text:style-name="P1"/>
      <text:p text:style-name="P1">For i in range(10): # for loop syntax</text:p>
      <text:p text:style-name="P1"/>
      <text:p text:style-name="P1">def functionName(argument1, arg2, ...): # function syntax</text:p>
      <text:p text:style-name="P1"/>
      <text:p text:style-name="P1">Errors – ZeroDivisionError, IndexError (lists), KeyError (dictionaries), Value Error (lists)</text:p>
      <text:p text:style-name="P1"/>
      <text:p text:style-name="P1">try:</text:p>
      <text:p text:style-name="P1">except ZeroDivisonError: # try-except block syntax</text:p>
      <text:p text:style-name="P1"/>
      <text:p text:style-name="P2">List Methods</text:p>
      <text:p text:style-name="P2"/>
      <text:p text:style-name="P9">1. del listName[index] <text:s text:c="2"/># deletes item at index entered</text:p>
      <text:p text:style-name="P9"/>
      <text:p text:style-name="P9">2. listName.index(value_to_be_found) <text:s/># returns index of entered item and throws a ValueError if it isn’t in the list</text:p>
      <text:p text:style-name="P9"/>
      <text:p text:style-name="P9">3. listName.append(val_to_append) <text:s/># adds argument to the end of the list</text:p>
      <text:p text:style-name="P9"/>
      <text:p text:style-name="P9">4. listName.insert(index, arg) <text:s/># adds arg to list and entered index</text:p>
      <text:p text:style-name="P9"/>
      <text:p text:style-name="P9">5. listName.remove(arg) <text:s/># deletes first instance of arg in list and throws ValueError if the value does not exist in the list</text:p>
      <text:p text:style-name="P9"/>
      <text:p text:style-name="P9">6. spam.sort() # sorts <text:span text:style-name="T1">the list and returns nothing</text:span></text:p>
      <text:p text:style-name="P9"/>
      <text:p text:style-name="P10">7. spam.sort(reverse=True) # reverse sorts list</text:p>
      <text:p text:style-name="P9"/>
      <text:p text:style-name="P3">Copy Module</text:p>
      <text:p text:style-name="P3"/>
      <text:p text:style-name="P10">copy.copy(listName) <text:s text:c="2"/># returns a duplicate copy of the argument</text:p>
      <text:p text:style-name="P10"/>
      <text:p text:style-name="P10">* copy.deepcopy(list) <text:s/># copies inner lists as well</text:p>
      <text:p text:style-name="P10"/>
      <text:p text:style-name="P3">Dictionary Methods</text:p>
      <text:p text:style-name="P3"/>
      <text:p text:style-name="P10">1. dict.keys() <text:s/># returns iterable dict_keys of the dictionary’s keys</text:p>
      <text:p text:style-name="P10"/>
      <text:p text:style-name="P10">2. dict.values() <text:s/># returns iterable dict_values of the dictionary’s values</text:p>
      <text:p text:style-name="P10"/>
      <text:p text:style-name="P10">3. dict.items() <text:s/># returns tuples of the key and value</text:p>
      <text:p text:style-name="P10"/>
      <text:p text:style-name="P10">4. dict.get(key, fallback) # returns value and if not found, returns fallback value</text:p>
      <text:p text:style-name="P10"/>
      <text:p text:style-name="P10"><text:soft-page-break/>5. dict.setdefault(key, def) <text:s/># checks for key and if not found, sets key value to default entered.</text:p>
      <text:p text:style-name="P10"/>
      <text:p text:style-name="P10">6. <text:span text:style-name="T4">pprint module</text:span> -</text:p>
      <text:p text:style-name="P10"><text:tab/>pprint.pprint(dict) </text:p>
      <text:p text:style-name="P10"><text:tab/>{key1: val1,</text:p>
      <text:p text:style-name="P10"><text:tab/> key2: val2,...</text:p>
      <text:p text:style-name="P10"><text:tab/> keyn: valn}</text:p>
      <text:p text:style-name="P10"><text:tab/>pprint.format(dict) # returns prettified string value without displaying it</text:p>
      <text:p text:style-name="P10"/>
      <text:p text:style-name="P4">String Methods</text:p>
      <text:p text:style-name="P4"/>
      <text:p text:style-name="P11">1. str.upper() <text:s/># returns uppercase str</text:p>
      <text:p text:style-name="P11">2. str.lower() <text:s/># returns lowercase str</text:p>
      <text:p text:style-name="P11">3. str.isupper() <text:s/># returns true if string is uppercase</text:p>
      <text:p text:style-name="P11">4. str.islower() <text:s/># returns true if string is lowercase</text:p>
      <text:p text:style-name="P11">5. str.isalpha() <text:s/># returns true if str has only letters and not blank</text:p>
      <text:p text:style-name="P11">6. str.isalnum() # true if only alphanumeric and not blank</text:p>
      <text:p text:style-name="P11">7. str.isdecimal() # true if string only has numeric characters</text:p>
      <text:p text:style-name="P11">8. str.isspace() <text:s/># True if string only has spaces, tabs, new-lines and not blank</text:p>
      <text:p text:style-name="P11">9. str.istitle() <text:s/># true if all words begin with uppercase letter</text:p>
      <text:p text:style-name="P11">10. str.startswith(sub) # true if starts with sub</text:p>
      <text:p text:style-name="P11">11. str.endswith(sub) # true if ends with sub</text:p>
      <text:p text:style-name="P11">12. sep.join(listName) # joins list items with separator</text:p>
      <text:p text:style-name="P11">1<text:span text:style-name="T2">3</text:span>. str.split() # splits string <text:span text:style-name="T2">on whi</text:span>tespace characters <text:span text:style-name="T2">into list</text:span></text:p>
      <text:p text:style-name="P12">14. str.split(sep) # splits string on sep into list</text:p>
      <text:p text:style-name="P12">15. <text:span text:style-name="T3">str.rjust(length, arg=’ ‘) <text:s/># returns padded version of str with str right justified, arg fills character other than space</text:span></text:p>
      <text:p text:style-name="P13">16. str.ljust(length, arg=’ ‘) # see above</text:p>
      <text:p text:style-name="P13">17. str.center(length, arg=’ ‘) # Centers text</text:p>
      <text:p text:style-name="P13">18. str.strip(arg=’ ‘) <text:s/># removes arg from beginning &amp; end of str</text:p>
      <text:p text:style-name="P13"/>
      <text:p text:style-name="P13"><text:span text:style-name="T4">pyperclip module</text:span> </text:p>
      <text:p text:style-name="P10"/>
      <text:p text:style-name="P13">1. pyperclip.copy(arg) <text:s/># copies arg to clipboard</text:p>
      <text:p text:style-name="P13">2. pyperclip.paste() <text:s/># returns/pastes contents of clipboard</text:p>
      <text:p text:style-name="P13"/>
      <text:p text:style-name="P5">re module and regex</text:p>
      <text:p text:style-name="P5"/>
      <text:p text:style-name="P14">1. re.compile(regex) <text:s text:c="2"/># creates regex object</text:p>
      <text:p text:style-name="P14">2. regex.search(text) <text:s/># returns first match object in text</text:p>
      <text:p text:style-name="P14">3. mo.group() <text:s/># returns matched text in match object</text:p>
      <text:p text:style-name="P14">4. mo.group(grp_num) <text:s/># returns grp_num group of match object</text:p>
      <text:p text:style-name="P14">5. mo.groups() <text:s/># returns tuple of all groups in match object</text:p>
      <text:p text:style-name="P14"/>
      <text:p text:style-name="P14">regex notation</text:p>
      <text:p text:style-name="P14"/>
      <text:p text:style-name="P14">1. r’a|b’ - matches with a or b</text:p>
      <text:p text:style-name="P14">2. r’Bat(wo)<text:span text:style-name="T4">?</text:span>man’ - matches with Batman AND Batwoman, zero or more</text:p>
      <text:p text:style-name="P14"><text:soft-page-break/>3. r’Bat(wo)*man’ - matches with Batman, Batwoman, Batwowoman, ..., zero or more</text:p>
      <text:p text:style-name="P15">4. r’Bat(wo)+man’ - matches with Batwoman, Batwowoman, ..., one or more</text:p>
      <text:p text:style-name="P15">5. r’(Ha){3}’ – matches HaHaHa</text:p>
      <text:p text:style-name="P15">6. r’(Ha){1,3}’ – matches Ha, HaHa, HaHaHa</text:p>
      <text:p text:style-name="P15">7. r’(Ha){3,5}’ - returns greedy (longest possible) match</text:p>
      <text:p text:style-name="P15">8. r’(Ha){3,5}?’ - returns non-greedy (shortest possible) match</text:p>
      <text:p text:style-name="P15">9. \d – Any numberic digit 0-9</text:p>
      <text:p text:style-name="P15">10. \D – Any character except numeric digit (0-9)</text:p>
      <text:p text:style-name="P15">11. \w – Any letter, numberic digit, or underscore character</text:p>
      <text:p text:style-name="P15">12. \W – Any character except a letter, numberic digit or underscore character</text:p>
      <text:p text:style-name="P15">13. \s – Any space, tab, or newline character</text:p>
      <text:p text:style-name="P15">14. \S – Any character except a space, tab, or newline</text:p>
      <text:p text:style-name="P16">15. r’^Hello’ - checks for match at the BEGINNING of text</text:p>
      <text:p text:style-name="P16">16. r’Hello?’ - checks for match at the END of text</text:p>
      <text:p text:style-name="P16">17. r’.at’ - . matches everything except newline. Matches cat, rat, bat, flat, ...</text:p>
      <text:p text:style-name="P16">18. r’(.*) - matches anything and everything</text:p>
      <text:p text:style-name="P15"/>
      <text:p text:style-name="P21">re Methods</text:p>
      <text:p text:style-name="P21"/>
      <text:p text:style-name="P23">1. regex.findall(text) # returns list (list of tuples for groups) of all matched strings</text:p>
      <text:p text:style-name="P23"/>
      <text:p text:style-name="P24">re.compile(‘.*’, re.DOTALL) <text:s/># matches ALL characters including newline</text:p>
      <text:p text:style-name="P24"/>
      <text:p text:style-name="P24">re.compile(r‘saDNe’, re.I) <text:s/># makes regex case insensitive</text:p>
      <text:p text:style-name="P24"/>
      <text:p text:style-name="P24">re.compile(r’’’(</text:p>
      <text:p text:style-name="P24"/>
      <text:p text:style-name="P24"><text:tab/><text:tab/>)‘’’, re.VERBOSE) <text:s/># ignores whitespace and comments inside the regex string</text:p>
      <text:p text:style-name="P24"/>
      <text:p text:style-name="P24">2. regex.sub(changeto, text) <text:s/># subsitutes all matches in text with changeto</text:p>
      <text:p text:style-name="P24"/>
      <text:p text:style-name="P24">3. regex.sub(r’\1****’, <text:span text:style-name="T5">txt) # \1 with text matched by group 1</text:span></text:p>
      <text:p text:style-name="P24"/>
      <text:p text:style-name="P25">re.compile(regex, re.I | re.DOTALL | re.VERBOSE) # combines all</text:p>
      <text:p text:style-name="P25"/>
      <text:p text:style-name="P22">os Module</text:p>
      <text:p text:style-name="P15"/>
      <text:p text:style-name="P17"><text:span text:style-name="T6">1. </text:span>os.path.join(‘usr’, ‘bin’, ‘spam’) # Returns string with file path using OS specific path separators</text:p>
      <text:p text:style-name="P17"><text:span text:style-name="T6">2. </text:span>os.getcwd() <text:s/># returns current working directory</text:p>
      <text:p text:style-name="P17"><text:span text:style-name="T6">3. </text:span>os.chdir(dirPath) <text:s text:c="2"/># changes cwd to specified directory</text:p>
      <text:p text:style-name="P17"><text:span text:style-name="T6">4. </text:span>os.makedirs(dirPath) <text:s/># makes new directory(ies) <text:span text:style-name="T6">at specified path</text:span></text:p>
      <text:p text:style-name="P18">5. os.path.abspath(path) <text:s/># returns string of absolute path of arg</text:p>
      <text:p text:style-name="P18"><text:soft-page-break/>6. os.path.isabs(path) # returns True if arg is an absolute path</text:p>
      <text:p text:style-name="P18">7. os.path.relpath(path, start=’.’) <text:s/># returns string of relative path from the start path to path</text:p>
      <text:p text:style-name="P18">8. os.path.basename(‘/home/sanya/chapter7’) # returns path upto last slash</text:p>
      <text:p text:style-name="P18">9. os.path.dirname(‘/home/sanya/chapter7’) # returns everything after last slash</text:p>
      <text:p text:style-name="P18">10. os.path.split(filePath) <text:s/># returns tuple containing basename and dirname</text:p>
      <text:p text:style-name="P18">11. os.path.getsize(path) # returns file size in bytes of file in path</text:p>
      <text:p text:style-name="P18">12. os.listdir(path) <text:s/># returns list of filename strings for each file in path</text:p>
      <text:p text:style-name="P18">13. os.path.exists(path) <text:s/># returns true if file or folder exists</text:p>
      <text:p text:style-name="P18">14. os.path.isfile(path) # returns true if path exist and is file</text:p>
      <text:p text:style-name="P18">15. os.path.isdir(path) # returns true if path exist and is folder</text:p>
      <text:p text:style-name="P18"/>
      <text:p text:style-name="P6">File I/O</text:p>
      <text:p text:style-name="P6"/>
      <text:p text:style-name="P18">1. helloFile = open(path) <text:s/># opens file in read mode</text:p>
      <text:p text:style-name="P18">2. helloFile.read() <text:s/># returns entire contents of file as a string</text:p>
      <text:p text:style-name="P18">3. helloFile.readlines() <text:s/># returns list of string values, one for each line of text</text:p>
      <text:p text:style-name="P18">4. baconFile = open(path, ‘w’) <text:s/># opens <text:span text:style-name="T7">blank </text:span>file in write mode</text:p>
      <text:p text:style-name="P19">5. bacon<text:span text:style-name="T6">File = open(path, ‘</text:span>a’<text:span text:style-name="T6">) <text:s/># opens file in </text:span>append<text:span text:style-name="T6"> mode</text:span></text:p>
      <text:p text:style-name="P19"/>
      <text:p text:style-name="P7">shelve Module</text:p>
      <text:p text:style-name="P19"/>
      <text:p text:style-name="P19">1. shelfFile = shelve.open(‘mydata’) <text:s/># stores returned shelve value in variable</text:p>
      <text:p text:style-name="P19">2. cats = [‘a’, ‘b’, ‘c’]</text:p>
      <text:p text:style-name="P19"><text:s text:c="3"/>shelfFile[‘cats’] = cats <text:s/># stores list in shelf file like a dictionary</text:p>
      <text:p text:style-name="P19">3. shelfFile.close() <text:s/># closes shelf file</text:p>
      <text:p text:style-name="P19">4. list(shelfFile.keys()) # returns list of keys in shelfFile</text:p>
      <text:p text:style-name="P19">5. list(shelfFile.values()) # returns list of values in shelfFile</text:p>
      <text:p text:style-name="P19"/>
      <text:p text:style-name="P8">shutil Module</text:p>
      <text:p text:style-name="P8"/>
      <text:p text:style-name="P20">1. shutil.copy(source, destination) <text:s/># copies file at path source to the folder at past destination and returns a string of the path of copied file</text:p>
      <text:p text:style-name="P20">* if filename is specified in path destination, file is renamed, otherwise origin name is used</text:p>
      <text:p text:style-name="P20"/>
      <text:p text:style-name="P20">2. shutil.copytree(src, dest) <text:s/># copies intire folder and every folder and file in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5:58:07.698657125</meta:creation-date>
    <meta:print-date>2019-05-24T01:48:40.588153743</meta:print-date>
    <dc:date>2019-05-24T02:23:05.985246305</dc:date>
    <meta:editing-duration>PT24S</meta:editing-duration>
    <meta:editing-cycles>1</meta:editing-cycles>
    <meta:document-statistic meta:table-count="0" meta:image-count="0" meta:object-count="0" meta:page-count="4" meta:paragraph-count="118" meta:word-count="1042" meta:character-count="6683" meta:non-whitespace-character-count="5683"/>
    <meta:generator>LibreOffice/6.0.7.3$Linux_X86_64 LibreOffice_project/00m0$Build-3</meta:generator>
  </office:meta>
</office:document-meta>
</file>